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20000004BE6C8F87544084F74.png" manifest:media-type="image/png"/>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20100000367000001740FE552E731A894E4.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261000000890DB7752AB3D7BFF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rsid="0365a896" officeooo:paragraph-rsid="0365a896"/>
    </style:style>
    <style:style style:name="P51" style:family="paragraph" style:parent-style-name="Text_20_body">
      <style:text-properties officeooo:rsid="036e3edb" officeooo:paragraph-rsid="036e3edb"/>
    </style:style>
    <style:style style:name="P52" style:family="paragraph" style:parent-style-name="Text_20_body">
      <style:text-properties officeooo:rsid="036ea1ef" officeooo:paragraph-rsid="036ea1ef"/>
    </style:style>
    <style:style style:name="P53" style:family="paragraph" style:parent-style-name="Text_20_body">
      <style:text-properties officeooo:rsid="037128f7" officeooo:paragraph-rsid="037128f7"/>
    </style:style>
    <style:style style:name="P54" style:family="paragraph" style:parent-style-name="Text_20_body">
      <style:text-properties officeooo:rsid="037128f7" officeooo:paragraph-rsid="0371b6c4"/>
    </style:style>
    <style:style style:name="P55" style:family="paragraph" style:parent-style-name="Text_20_body">
      <style:text-properties officeooo:paragraph-rsid="03736ad4"/>
    </style:style>
    <style:style style:name="P56" style:family="paragraph" style:parent-style-name="Text_20_body">
      <style:text-properties officeooo:rsid="0378bfd8" officeooo:paragraph-rsid="0378bfd8"/>
    </style:style>
    <style:style style:name="P57" style:family="paragraph" style:parent-style-name="Text_20_body">
      <style:text-properties officeooo:rsid="0378bfd8" officeooo:paragraph-rsid="037ab5ca"/>
    </style:style>
    <style:style style:name="P58" style:family="paragraph" style:parent-style-name="Text_20_body">
      <style:text-properties officeooo:rsid="037f1eed" officeooo:paragraph-rsid="037f1eed"/>
    </style:style>
    <style:style style:name="P59" style:family="paragraph" style:parent-style-name="Text_20_body">
      <style:text-properties officeooo:rsid="0380a168" officeooo:paragraph-rsid="037f1eed"/>
    </style:style>
    <style:style style:name="P60" style:family="paragraph" style:parent-style-name="Text_20_body">
      <style:text-properties officeooo:rsid="038405db" officeooo:paragraph-rsid="03848206"/>
    </style:style>
    <style:style style:name="P61" style:family="paragraph" style:parent-style-name="Index">
      <style:paragraph-properties fo:text-align="start" style:justify-single-word="false"/>
      <style:text-properties officeooo:rsid="0002d659" officeooo:paragraph-rsid="0002d659"/>
    </style:style>
    <style:style style:name="P62" style:family="paragraph" style:parent-style-name="Index">
      <style:paragraph-properties fo:text-align="start" style:justify-single-word="false"/>
      <style:text-properties officeooo:paragraph-rsid="0002d659"/>
    </style:style>
    <style:style style:name="P63" style:family="paragraph" style:parent-style-name="Standard" style:list-style-name="L6"/>
    <style:style style:name="P64" style:family="paragraph" style:parent-style-name="Standard">
      <style:text-properties officeooo:rsid="000b5804" officeooo:paragraph-rsid="003596f7"/>
    </style:style>
    <style:style style:name="P65" style:family="paragraph" style:parent-style-name="Standard" style:master-page-name="First_20_Page">
      <style:paragraph-properties style:page-number="auto"/>
      <style:text-properties officeooo:rsid="038405db" officeooo:paragraph-rsid="038405db"/>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Heading">
      <style:paragraph-properties fo:text-align="center" style:justify-single-word="false"/>
      <style:text-properties fo:font-weight="bold" style:font-weight-asian="bold" style:font-weight-complex="bold"/>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rsid="03733045" officeooo:paragraph-rsid="03733045"/>
    </style:style>
    <style:style style:name="P77" style:family="paragraph" style:parent-style-name="Heading_20_2" style:list-style-name=""/>
    <style:style style:name="P78" style:family="paragraph" style:parent-style-name="Heading_20_2" style:list-style-name="">
      <style:text-properties officeooo:paragraph-rsid="0326c946"/>
    </style:style>
    <style:style style:name="P79" style:family="paragraph" style:parent-style-name="Heading_20_2">
      <style:text-properties officeooo:paragraph-rsid="03485ab3"/>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paragraph-rsid="0326c946"/>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Illustration_20_Index_20_1">
      <style:paragraph-properties>
        <style:tab-stops>
          <style:tab-stop style:position="17.013cm" style:type="right" style:leader-style="dotted" style:leader-text="."/>
        </style:tab-stops>
      </style:paragraph-properties>
    </style:style>
    <style:style style:name="P85" style:family="paragraph" style:parent-style-name="Text_20_body">
      <style:text-properties style:font-name="Times New Roman" officeooo:rsid="02c07c14"/>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135e54" officeooo:paragraph-rsid="03135e54"/>
    </style:style>
    <style:style style:name="P91" style:family="paragraph" style:parent-style-name="Text_20_body" style:list-style-name="L6">
      <style:text-properties style:font-name="Times New Roman" officeooo:rsid="03135e54" officeooo:paragraph-rsid="03135e54"/>
    </style:style>
    <style:style style:name="P92" style:family="paragraph" style:parent-style-name="Text_20_body" style:list-style-name="L6">
      <style:text-properties style:font-name="Times New Roman" officeooo:rsid="0347155e" officeooo:paragraph-rsid="0347155e"/>
    </style:style>
    <style:style style:name="P93" style:family="paragraph" style:parent-style-name="Text_20_body" style:list-style-name="L7">
      <style:text-properties style:font-name="Times New Roman" officeooo:rsid="036c1f4d" officeooo:paragraph-rsid="036c1f4d"/>
    </style:style>
    <style:style style:name="P94" style:family="paragraph" style:parent-style-name="Text_20_body" style:list-style-name="L7">
      <style:text-properties style:font-name="Times New Roman" officeooo:rsid="036e3edb" officeooo:paragraph-rsid="036e3edb"/>
    </style:style>
    <style:style style:name="P95" style:family="paragraph" style:parent-style-name="Text_20_body" style:list-style-name="L7">
      <style:text-properties style:font-name="Times New Roman" officeooo:rsid="036e3edb" officeooo:paragraph-rsid="038860dd"/>
    </style:style>
    <style:style style:name="P96" style:family="paragraph" style:parent-style-name="Text_20_body" style:list-style-name="L8">
      <style:text-properties style:font-name="Times New Roman" style:text-underline-style="none" officeooo:rsid="02c07c14" officeooo:paragraph-rsid="03135e54"/>
    </style:style>
    <style:style style:name="P97" style:family="paragraph" style:parent-style-name="Text_20_body" style:list-style-name="L8">
      <style:text-properties style:font-name="Times New Roman" style:text-underline-style="none" officeooo:rsid="034ee8d3" officeooo:paragraph-rsid="034ee8d3"/>
    </style:style>
    <style:style style:name="P98" style:family="paragraph" style:parent-style-name="Text_20_body" style:list-style-name="L8">
      <style:text-properties style:font-name="Times New Roman" style:text-underline-style="none" officeooo:rsid="0362ba9d" officeooo:paragraph-rsid="0362ba9d"/>
    </style:style>
    <style:style style:name="P99" style:family="paragraph" style:parent-style-name="Text_20_body" style:list-style-name="L8">
      <style:text-properties style:font-name="Times New Roman" style:text-underline-style="none" officeooo:rsid="037e011f" officeooo:paragraph-rsid="037e011f"/>
    </style:style>
    <style:style style:name="P100" style:family="paragraph" style:parent-style-name="Text_20_body" style:list-style-name="L8">
      <style:text-properties style:font-name="Times New Roman" style:text-underline-style="none" officeooo:rsid="037e011f" officeooo:paragraph-rsid="03875665"/>
    </style:style>
    <style:style style:name="P101" style:family="paragraph" style:parent-style-name="Text_20_body" style:list-style-name="L10">
      <style:text-properties style:font-name="Times New Roman" officeooo:rsid="016f9575" officeooo:paragraph-rsid="030b3fb7"/>
    </style:style>
    <style:style style:name="P102" style:family="paragraph" style:parent-style-name="Text_20_body" style:list-style-name="L10">
      <style:text-properties style:font-name="Times New Roman" officeooo:rsid="016f9575" officeooo:paragraph-rsid="016f9575"/>
    </style:style>
    <style:style style:name="P103" style:family="paragraph" style:parent-style-name="Text_20_body" style:list-style-name="L10">
      <style:text-properties style:font-name="Times New Roman" officeooo:rsid="016f9575" officeooo:paragraph-rsid="032ec10b"/>
    </style:style>
    <style:style style:name="P104" style:family="paragraph" style:parent-style-name="Text_20_body" style:list-style-name="L11">
      <style:text-properties style:font-name="Times New Roman"/>
    </style:style>
    <style:style style:name="P105" style:family="paragraph" style:parent-style-name="Text_20_body">
      <style:paragraph-properties fo:text-align="start" style:justify-single-word="false"/>
      <style:text-properties style:font-name="Times New Roman" officeooo:rsid="02cda2b6" officeooo:paragraph-rsid="02cda2b6"/>
    </style:style>
    <style:style style:name="P106" style:family="paragraph" style:parent-style-name="Text_20_body" style:list-style-name="L3">
      <style:text-properties officeooo:rsid="02d35e24" officeooo:paragraph-rsid="02d35e24"/>
    </style:style>
    <style:style style:name="P107" style:family="paragraph" style:parent-style-name="Text_20_body" style:list-style-name="L4">
      <style:text-properties fo:font-weight="normal" officeooo:rsid="02c7223e" officeooo:paragraph-rsid="02c7223e" style:font-weight-asian="normal" style:font-weight-complex="normal"/>
    </style:style>
    <style:style style:name="P108" style:family="paragraph" style:parent-style-name="Text_20_body" style:list-style-name="L8">
      <style:text-properties officeooo:paragraph-rsid="037e011f"/>
    </style:style>
    <style:style style:name="P109" style:family="paragraph" style:parent-style-name="Text_20_body" style:list-style-name="L9">
      <style:text-properties officeooo:paragraph-rsid="03733045"/>
    </style:style>
    <style:style style:name="P110" style:family="paragraph" style:parent-style-name="Text_20_body" style:list-style-name="L11">
      <style:text-properties officeooo:rsid="016f9575" officeooo:paragraph-rsid="017e1ebe"/>
    </style:style>
    <style:style style:name="P111" style:family="paragraph" style:parent-style-name="Text_20_body" style:list-style-name="L11">
      <style:text-properties officeooo:rsid="016f9575" officeooo:paragraph-rsid="018eb969"/>
    </style:style>
    <style:style style:name="P112" style:family="paragraph" style:parent-style-name="Text_20_body" style:list-style-name="L11">
      <style:text-properties officeooo:rsid="017e1ebe" officeooo:paragraph-rsid="018eb969"/>
    </style:style>
    <style:style style:name="P113" style:family="paragraph" style:parent-style-name="Text_20_body" style:list-style-name="L11">
      <style:text-properties officeooo:rsid="01826807" officeooo:paragraph-rsid="01826807"/>
    </style:style>
    <style:style style:name="P114" style:family="paragraph" style:parent-style-name="Text_20_body" style:list-style-name="L11">
      <style:text-properties officeooo:rsid="017f737c" officeooo:paragraph-rsid="017f737c"/>
    </style:style>
    <style:style style:name="P115" style:family="paragraph" style:parent-style-name="Text_20_body" style:list-style-name="L11">
      <style:text-properties officeooo:rsid="017ff7c0" officeooo:paragraph-rsid="017ff7c0"/>
    </style:style>
    <style:style style:name="P116" style:family="paragraph" style:parent-style-name="Text_20_body">
      <style:text-properties officeooo:rsid="02c6c633" officeooo:paragraph-rsid="02c6c633"/>
    </style:style>
    <style:style style:name="P117" style:family="paragraph" style:parent-style-name="Text_20_body">
      <style:text-properties officeooo:rsid="02d0c423" officeooo:paragraph-rsid="02d0c423"/>
    </style:style>
    <style:style style:name="P118" style:family="paragraph" style:parent-style-name="Text_20_body">
      <style:text-properties officeooo:rsid="02d5c322" officeooo:paragraph-rsid="02d5c322"/>
    </style:style>
    <style:style style:name="P119" style:family="paragraph" style:parent-style-name="Text_20_body">
      <style:text-properties officeooo:rsid="02d802d1" officeooo:paragraph-rsid="02d802d1"/>
    </style:style>
    <style:style style:name="P120" style:family="paragraph" style:parent-style-name="Text_20_body">
      <style:text-properties fo:font-weight="bold" officeooo:rsid="02d802d1" officeooo:paragraph-rsid="02d802d1" style:font-weight-asian="bold" style:font-weight-complex="bold"/>
    </style:style>
    <style:style style:name="P121" style:family="paragraph" style:parent-style-name="Text_20_body">
      <style:text-properties officeooo:rsid="02dc17bd" officeooo:paragraph-rsid="02dc17bd"/>
    </style:style>
    <style:style style:name="P122" style:family="paragraph" style:parent-style-name="Text_20_body">
      <style:text-properties officeooo:rsid="02833bab" officeooo:paragraph-rsid="02833bab"/>
    </style:style>
    <style:style style:name="P12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12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125"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126"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127" style:family="paragraph" style:parent-style-name="Text_20_body" style:list-style-name="L6">
      <style:paragraph-properties fo:margin-top="0cm" fo:margin-bottom="0.146cm" loext:contextual-spacing="false"/>
      <style:text-properties style:font-name="Times New Roman" officeooo:rsid="0365a896" officeooo:paragraph-rsid="0365a896"/>
    </style:style>
    <style:style style:name="P128" style:family="paragraph" style:parent-style-name="Text_20_body" style:list-style-name="L6">
      <style:paragraph-properties fo:margin-top="0cm" fo:margin-bottom="0.146cm" loext:contextual-spacing="false"/>
      <style:text-properties style:font-name="Times New Roman" officeooo:rsid="036e3edb" officeooo:paragraph-rsid="036e3edb"/>
    </style:style>
    <style:style style:name="P129"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130"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131"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132"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133"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134" style:family="paragraph" style:parent-style-name="Text_20_body" style:list-style-name="L6">
      <style:paragraph-properties fo:margin-top="0cm" fo:margin-bottom="0.146cm" loext:contextual-spacing="false"/>
      <style:text-properties style:font-name="Times New Roman" fo:font-size="12pt" officeooo:rsid="031374d7" officeooo:paragraph-rsid="036c1f4d" style:font-size-asian="10pt" style:font-size-complex="10pt"/>
    </style:style>
    <style:style style:name="P135" style:family="paragraph" style:parent-style-name="Text_20_body" style:list-style-name="L6">
      <style:paragraph-properties fo:margin-top="0cm" fo:margin-bottom="0.146cm" loext:contextual-spacing="false"/>
      <style:text-properties style:font-name="Times New Roman" fo:font-size="12pt" officeooo:rsid="038860dd" officeooo:paragraph-rsid="038ae5fe" style:font-size-asian="10pt" style:font-size-complex="10pt"/>
    </style:style>
    <style:style style:name="P136" style:family="paragraph" style:parent-style-name="Text_20_body" style:list-style-name="L6">
      <style:paragraph-properties fo:margin-top="0cm" fo:margin-bottom="0.146cm" loext:contextual-spacing="false"/>
      <style:text-properties style:font-name="Times New Roman" fo:font-size="12pt" officeooo:rsid="038ae5fe" officeooo:paragraph-rsid="038ae5fe" style:font-size-asian="10pt" style:font-size-complex="10pt"/>
    </style:style>
    <style:style style:name="P137" style:family="paragraph" style:parent-style-name="Text_20_body" style:list-style-name="L6">
      <style:paragraph-properties fo:margin-top="0cm" fo:margin-bottom="0.146cm" loext:contextual-spacing="false"/>
      <style:text-properties officeooo:paragraph-rsid="038c4044"/>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officeooo:rsid="01fa7f0f"/>
    </style:style>
    <style:style style:name="T14" style:family="text">
      <style:text-properties officeooo:rsid="01fac03e"/>
    </style:style>
    <style:style style:name="T15" style:family="text">
      <style:text-properties fo:font-weight="bold" style:font-weight-asian="bold" style:font-weight-complex="bold"/>
    </style:style>
    <style:style style:name="T16" style:family="text">
      <style:text-properties fo:font-weight="bold" officeooo:rsid="02c7223e"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style="italic" style:font-style-asian="italic" style:font-style-complex="italic"/>
    </style:style>
    <style:style style:name="T20" style:family="text">
      <style:text-properties style:font-name="Times New Roman"/>
    </style:style>
    <style:style style:name="T21" style:family="text">
      <style:text-properties style:font-name="Times New Roman" fo:font-weight="bold" style:font-weight-asian="bold" style:font-weight-complex="bold"/>
    </style:style>
    <style:style style:name="T22" style:family="text">
      <style:text-properties style:font-name="Times New Roman" officeooo:rsid="02bf8aa1"/>
    </style:style>
    <style:style style:name="T23" style:family="text">
      <style:text-properties style:font-name="Times New Roman" officeooo:rsid="02838c96"/>
    </style:style>
    <style:style style:name="T24" style:family="text">
      <style:text-properties style:font-name="Times New Roman" officeooo:rsid="028d9850"/>
    </style:style>
    <style:style style:name="T25" style:family="text">
      <style:text-properties style:font-name="Times New Roman" officeooo:rsid="02c07c14"/>
    </style:style>
    <style:style style:name="T26" style:family="text">
      <style:text-properties style:font-name="Times New Roman" officeooo:rsid="030da858"/>
    </style:style>
    <style:style style:name="T27" style:family="text">
      <style:text-properties style:font-name="Times New Roman" officeooo:rsid="0310c75b"/>
    </style:style>
    <style:style style:name="T28" style:family="text">
      <style:text-properties style:font-name="Times New Roman" style:text-underline-style="none" officeooo:rsid="037e011f"/>
    </style:style>
    <style:style style:name="T29" style:family="text">
      <style:text-properties style:font-name="Times New Roman" fo:font-size="12pt" officeooo:rsid="038ae5fe" style:font-size-asian="10pt" style:font-size-complex="10pt"/>
    </style:style>
    <style:style style:name="T30" style:family="text">
      <style:text-properties officeooo:rsid="02dbc0da"/>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2778eb"/>
    </style:style>
    <style:style style:name="T35" style:family="text">
      <style:text-properties officeooo:rsid="032d7b88"/>
    </style:style>
    <style:style style:name="T36" style:family="text">
      <style:text-properties officeooo:rsid="03485ab3"/>
    </style:style>
    <style:style style:name="T37" style:family="text">
      <style:text-properties officeooo:rsid="03452720"/>
    </style:style>
    <style:style style:name="T38" style:family="text">
      <style:text-properties officeooo:rsid="035fc00b"/>
    </style:style>
    <style:style style:name="T39" style:family="text">
      <style:text-properties officeooo:rsid="0362ab1e"/>
    </style:style>
    <style:style style:name="T40" style:family="text">
      <style:text-properties officeooo:rsid="037128f7"/>
    </style:style>
    <style:style style:name="T41" style:family="text">
      <style:text-properties officeooo:rsid="03733045"/>
    </style:style>
    <style:style style:name="T42" style:family="text">
      <style:text-properties officeooo:rsid="0379b0be"/>
    </style:style>
    <style:style style:name="T43" style:family="text">
      <style:text-properties text:display="none"/>
    </style:style>
    <style:style style:name="T44" style:family="text">
      <style:text-properties officeooo:rsid="038482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3953208" text:id="ct123953208">
          <text:deletion>
            <office:change-info>
              <dc:creator>Unbekannter Autor</dc:creator>
              <dc:date>2017-06-11T21:35:00</dc:date>
            </office:change-info>
            <text:p text:style-name="Illustration">Abbildung <text:sequence text:ref-name="refIllustration21" text:name="Illustration" text:formula="ooow:Illustration+1" style:num-format="1">1</text:sequence>: Sprachenauswahl in der Gruppe</text:p>
          </text:deletion>
        </text:changed-region>
        <text:changed-region xml:id="ct123952968" text:id="ct123952968">
          <text:insertion>
            <office:change-info>
              <dc:creator>Unbekannter Autor</dc:creator>
              <dc:date>2017-06-11T21:36:00</dc:date>
            </office:change-info>
          </text:insertion>
        </text:changed-region>
        <text:changed-region xml:id="ct123953688" text:id="ct123953688">
          <text:deletion>
            <office:change-info>
              <dc:creator>Unbekannter Autor</dc:creator>
              <dc:date>2017-06-11T21:33:00</dc:date>
            </office:change-info>
            <text:p text:style-name="Illustration"><text:line-break/>Abbildung <text:sequence text:ref-name="refIllustration22" text:name="Illustration" text:formula="ooow:Illustration+1" style:num-format="1">2</text:sequence>: Schnipsel Code</text:p>
          </text:deletion>
        </text:changed-region>
        <text:changed-region xml:id="ct123954408" text:id="ct123954408">
          <text:deletion>
            <office:change-info>
              <dc:creator>Unbekannter Autor</dc:creator>
              <dc:date>2017-06-11T21:35:00</dc:date>
            </office:change-info>
            <text:p text:style-name="Illustration"><text:line-break/>Abbildung</text:p>
          </text:deletion>
        </text:changed-region>
        <text:changed-region xml:id="ct123954648" text:id="ct123954648">
          <text:deletion>
            <office:change-info>
              <dc:creator>Unbekannter Autor</dc:creator>
              <dc:date>2017-06-11T21:34:00</dc:date>
            </office:change-info>
            <text:p text:style-name="Illustration"><text:sequence text:ref-name="refIllustration23" text:name="Illustration" text:formula="ooow:Illustration+1" style:num-format="1">3</text:sequence>: Textfeld zur Filterung von HTML-Tags</text:p>
          </text:deletion>
        </text:changed-region>
        <text:changed-region xml:id="ct122918992" text:id="ct122918992">
          <text:deletion>
            <office:change-info>
              <dc:creator>Unbekannter Autor</dc:creator>
              <dc:date>2017-05-28T23:21:00</dc:date>
            </office:change-info>
            <text:p text:style-name="Illustration">Abbildung <text:sequence text:ref-name="refIllustration24" text:name="Illustration" text:formula="ooow:Illustration+1" style:num-format="1">6</text:sequence>: Dialog: Zugriffsbeschränkungen für neue Inhalte<text:line-break/>Abbildung <text:sequence text:ref-name="refIllustration25" text:name="Illustration" text:formula="ooow:Illustration+1" style:num-format="1">2</text:sequence>: Modul "oneclick_upgrade"</text:p>
          </text:deletion>
        </text:changed-region>
        <text:changed-region xml:id="ct122919232" text:id="ct122919232">
          <text:deletion>
            <office:change-info>
              <dc:creator>Unbekannter Autor</dc:creator>
              <dc:date>2017-05-28T23:20:00</dc:date>
            </office:change-info>
            <text:p text:style-name="Illustration"><text:line-break/>Abbildung <text:sequence text:ref-name="refIllustration26" text:name="Illustration" text:formula="ooow:Illustration+1" style:num-format="1">8</text:sequence>: Neue Option "Kyrillische Schriftzeichen verbieten" hinzugefügt</text:p>
          </text:deletion>
        </text:changed-region>
        <text:changed-region xml:id="ct122937192" text:id="ct122937192">
          <text:deletion>
            <office:change-info>
              <dc:creator>Unbekannter Autor</dc:creator>
              <dc:date>2017-06-15T18:31:00</dc:date>
            </office:change-info>
            <text:p text:style-name="P1"><text:span text:style-name="T1">3</text:span></text:p>
          </text:deletion>
        </text:changed-region>
        <text:changed-region xml:id="ct122936832" text:id="ct122936832">
          <text:insertion>
            <office:change-info>
              <dc:creator>Unbekannter Autor</dc:creator>
              <dc:date>2017-06-15T18:31:00</dc:date>
            </office:change-info>
          </text:insertion>
        </text:changed-region>
        <text:changed-region xml:id="ct122937912" text:id="ct122937912">
          <text:insertion>
            <office:change-info>
              <dc:creator>Unbekannter Autor</dc:creator>
              <dc:date>2017-06-15T18:31:00</dc:date>
            </office:change-info>
          </text:insertion>
        </text:changed-region>
        <text:changed-region xml:id="ct122937792" text:id="ct122937792">
          <text:deletion>
            <office:change-info>
              <dc:creator>Unbekannter Autor</dc:creator>
              <dc:date>2017-06-15T18:31:00</dc:date>
            </office:change-info>
            <text:p text:style-name="P2"><text:span text:style-name="T2">3</text:span></text:p>
          </text:deletion>
        </text:changed-region>
        <text:changed-region xml:id="ct122937672" text:id="ct122937672">
          <text:insertion>
            <office:change-info>
              <dc:creator>Unbekannter Autor</dc:creator>
              <dc:date>2017-06-11T21:15:00</dc:date>
            </office:change-info>
          </text:insertion>
        </text:changed-region>
        <text:changed-region xml:id="ct122937552" text:id="ct122937552">
          <text:deletion>
            <office:change-info>
              <dc:creator>Unbekannter Autor</dc:creator>
              <dc:date>2017-06-11T21:15:00</dc:date>
            </office:change-info>
            <text:h text:style-name="Heading_20_1" text:outline-level="1"/>
            <text:h text:style-name="Heading_20_1" text:outline-level="1"/>
          </text:deletion>
        </text:changed-region>
        <text:changed-region xml:id="ct123905616" text:id="ct123905616">
          <text:insertion>
            <office:change-info>
              <dc:creator>Unbekannter Autor</dc:creator>
              <dc:date>2017-05-28T23:22:00</dc:date>
            </office:change-info>
          </text:insertion>
        </text:changed-region>
        <text:changed-region xml:id="ct123905736" text:id="ct123905736">
          <text:insertion>
            <office:change-info>
              <dc:creator>Unbekannter Autor</dc:creator>
              <dc:date>2017-06-10T13:07:00</dc:date>
            </office:change-info>
          </text:insertion>
        </text:changed-region>
        <text:changed-region xml:id="ct123905856" text:id="ct123905856">
          <text:insertion>
            <office:change-info>
              <dc:creator>Unbekannter Autor</dc:creator>
              <dc:date>2017-06-21T21:35:00</dc:date>
            </office:change-info>
          </text:insertion>
        </text:changed-region>
        <text:changed-region xml:id="ct123905976" text:id="ct123905976">
          <text:insertion>
            <office:change-info>
              <dc:creator>Unbekannter Autor</dc:creator>
              <dc:date>2017-07-02T14:03:00</dc:date>
            </office:change-info>
          </text:insertion>
        </text:changed-region>
        <text:changed-region xml:id="ct123906096" text:id="ct123906096">
          <text:insertion>
            <office:change-info>
              <dc:creator>Unbekannter Autor</dc:creator>
              <dc:date>2017-07-17T22:38:57</dc:date>
            </office:change-info>
          </text:insertion>
        </text:changed-region>
        <text:changed-region xml:id="ct123906216" text:id="ct123906216">
          <text:insertion>
            <office:change-info>
              <dc:creator>Unbekannter Autor</dc:creator>
              <dc:date>2017-07-19T18:31:50</dc:date>
            </office:change-info>
          </text:insertion>
        </text:changed-region>
        <text:changed-region xml:id="ct123906336" text:id="ct123906336">
          <text:insertion>
            <office:change-info>
              <dc:creator>Unbekannter Autor</dc:creator>
              <dc:date>2017-07-20T20:26:55</dc:date>
            </office:change-info>
          </text:insertion>
        </text:changed-region>
        <text:changed-region xml:id="ct123952728" text:id="ct123952728">
          <text:insertion>
            <office:change-info>
              <dc:creator>Unbekannter Autor</dc:creator>
              <dc:date>2017-07-16T13:04:10</dc:date>
            </office:change-info>
          </text:insertion>
        </text:changed-region>
        <text:changed-region xml:id="ct123953928" text:id="ct123953928">
          <text:insertion>
            <office:change-info>
              <dc:creator>Unbekannter Autor</dc:creator>
              <dc:date>2017-06-11T21:07:00</dc:date>
            </office:change-info>
          </text:insertion>
        </text:changed-region>
        <text:changed-region xml:id="ct123954048" text:id="ct123954048">
          <text:insertion>
            <office:change-info>
              <dc:creator>Unbekannter Autor</dc:creator>
              <dc:date>2017-06-11T21:08:00</dc:date>
            </office:change-info>
          </text:insertion>
        </text:changed-region>
        <text:changed-region xml:id="ct123952848" text:id="ct123952848">
          <text:insertion>
            <office:change-info>
              <dc:creator>Unbekannter Autor</dc:creator>
              <dc:date>2017-06-11T21:09:00</dc:date>
            </office:change-info>
          </text:insertion>
        </text:changed-region>
        <text:changed-region xml:id="ct123953328" text:id="ct123953328">
          <text:insertion>
            <office:change-info>
              <dc:creator>Unbekannter Autor</dc:creator>
              <dc:date>2017-06-11T21:10:00</dc:date>
            </office:change-info>
          </text:insertion>
        </text:changed-region>
        <text:changed-region xml:id="ct123953568" text:id="ct123953568">
          <text:insertion>
            <office:change-info>
              <dc:creator>Unbekannter Autor</dc:creator>
              <dc:date>2017-06-11T21:17:00</dc:date>
            </office:change-info>
          </text:insertion>
        </text:changed-region>
        <text:changed-region xml:id="ct123956088" text:id="ct123956088">
          <text:insertion>
            <office:change-info>
              <dc:creator>Unbekannter Autor</dc:creator>
              <dc:date>2017-06-11T22:03:00</dc:date>
            </office:change-info>
          </text:insertion>
        </text:changed-region>
        <text:changed-region xml:id="ct123955848" text:id="ct123955848">
          <text:insertion>
            <office:change-info>
              <dc:creator>Unbekannter Autor</dc:creator>
              <dc:date>2017-06-12T20:42:00</dc:date>
            </office:change-info>
          </text:insertion>
        </text:changed-region>
        <text:changed-region xml:id="ct123955608" text:id="ct123955608">
          <text:insertion>
            <office:change-info>
              <dc:creator>Unbekannter Autor</dc:creator>
              <dc:date>2017-06-12T20:43:00</dc:date>
            </office:change-info>
          </text:insertion>
        </text:changed-region>
        <text:changed-region xml:id="ct123955488" text:id="ct123955488">
          <text:insertion>
            <office:change-info>
              <dc:creator>Unbekannter Autor</dc:creator>
              <dc:date>2017-06-12T20:44:00</dc:date>
            </office:change-info>
          </text:insertion>
        </text:changed-region>
        <text:changed-region xml:id="ct123955248" text:id="ct123955248">
          <text:insertion>
            <office:change-info>
              <dc:creator>Unbekannter Autor</dc:creator>
              <dc:date>2017-06-12T20:45:00</dc:date>
            </office:change-info>
          </text:insertion>
        </text:changed-region>
        <text:changed-region xml:id="ct123956448" text:id="ct123956448">
          <text:insertion>
            <office:change-info>
              <dc:creator>Unbekannter Autor</dc:creator>
              <dc:date>2017-06-13T18:33:00</dc:date>
            </office:change-info>
          </text:insertion>
        </text:changed-region>
        <text:changed-region xml:id="ct123956328" text:id="ct123956328">
          <text:insertion>
            <office:change-info>
              <dc:creator>Unbekannter Autor</dc:creator>
              <dc:date>2017-06-13T18:34:00</dc:date>
            </office:change-info>
          </text:insertion>
        </text:changed-region>
        <text:changed-region xml:id="ct123956208" text:id="ct123956208">
          <text:insertion>
            <office:change-info>
              <dc:creator>Unbekannter Autor</dc:creator>
              <dc:date>2017-06-13T18:35:00</dc:date>
            </office:change-info>
          </text:insertion>
        </text:changed-region>
        <text:changed-region xml:id="ct123955008" text:id="ct123955008">
          <text:insertion>
            <office:change-info>
              <dc:creator>Unbekannter Autor</dc:creator>
              <dc:date>2017-06-14T21:39:00</dc:date>
            </office:change-info>
          </text:insertion>
        </text:changed-region>
        <text:changed-region xml:id="ct123954888" text:id="ct123954888">
          <text:insertion>
            <office:change-info>
              <dc:creator>Unbekannter Autor</dc:creator>
              <dc:date>2017-06-14T21:40:00</dc:date>
            </office:change-info>
          </text:insertion>
        </text:changed-region>
        <text:changed-region xml:id="ct123954168" text:id="ct123954168">
          <text:insertion>
            <office:change-info>
              <dc:creator>Unbekannter Autor</dc:creator>
              <dc:date>2017-06-15T18:31:00</dc:date>
            </office:change-info>
          </text:insertion>
        </text:changed-region>
        <text:changed-region xml:id="ct123383264" text:id="ct123383264">
          <text:insertion>
            <office:change-info>
              <dc:creator>Unbekannter Autor</dc:creator>
              <dc:date>2017-06-15T18:32:00</dc:date>
            </office:change-info>
          </text:insertion>
        </text:changed-region>
        <text:changed-region xml:id="ct123384344" text:id="ct123384344">
          <text:insertion>
            <office:change-info>
              <dc:creator>Unbekannter Autor</dc:creator>
              <dc:date>2017-06-18T09:43:00</dc:date>
            </office:change-info>
          </text:insertion>
        </text:changed-region>
        <text:changed-region xml:id="ct123384704" text:id="ct123384704">
          <text:insertion>
            <office:change-info>
              <dc:creator>Unknown Author</dc:creator>
              <dc:date>2017-06-20T15:16:32</dc:date>
            </office:change-info>
          </text:insertion>
        </text:changed-region>
        <text:changed-region xml:id="ct123384584" text:id="ct123384584">
          <text:insertion>
            <office:change-info>
              <dc:creator>Unknown Author</dc:creator>
              <dc:date>2017-06-20T15:17:22</dc:date>
            </office:change-info>
          </text:insertion>
        </text:changed-region>
        <text:changed-region xml:id="ct123384944" text:id="ct123384944">
          <text:insertion>
            <office:change-info>
              <dc:creator>Unbekannter Autor</dc:creator>
              <dc:date>2017-06-28T18:37:00</dc:date>
            </office:change-info>
          </text:insertion>
        </text:changed-region>
        <text:changed-region xml:id="ct123384824" text:id="ct123384824">
          <text:insertion>
            <office:change-info>
              <dc:creator>Unbekannter Autor</dc:creator>
              <dc:date>2017-06-28T18:38:00</dc:date>
            </office:change-info>
          </text:insertion>
        </text:changed-region>
        <text:changed-region xml:id="ct123385184" text:id="ct123385184">
          <text:insertion>
            <office:change-info>
              <dc:creator>Unknown Author</dc:creator>
              <dc:date>2017-06-30T08:16:38</dc:date>
            </office:change-info>
          </text:insertion>
        </text:changed-region>
        <text:changed-region xml:id="ct123385064" text:id="ct123385064">
          <text:insertion>
            <office:change-info>
              <dc:creator>Unknown Author</dc:creator>
              <dc:date>2017-06-30T08:17:00</dc:date>
            </office:change-info>
          </text:insertion>
        </text:changed-region>
        <text:changed-region xml:id="ct123385424" text:id="ct123385424">
          <text:insertion>
            <office:change-info>
              <dc:creator>Unbekannter Autor</dc:creator>
              <dc:date>2017-07-01T10:57:00</dc:date>
            </office:change-info>
          </text:insertion>
        </text:changed-region>
        <text:changed-region xml:id="ct123385304" text:id="ct123385304">
          <text:insertion>
            <office:change-info>
              <dc:creator>Unbekannter Autor</dc:creator>
              <dc:date>2017-07-01T10:58:00</dc:date>
            </office:change-info>
          </text:insertion>
        </text:changed-region>
        <text:changed-region xml:id="ct123385664" text:id="ct123385664">
          <text:insertion>
            <office:change-info>
              <dc:creator>Unbekannter Autor</dc:creator>
              <dc:date>2017-07-02T11:37:00</dc:date>
            </office:change-info>
          </text:insertion>
        </text:changed-region>
        <text:changed-region xml:id="ct123385544" text:id="ct123385544">
          <text:insertion>
            <office:change-info>
              <dc:creator>Unbekannter Autor</dc:creator>
              <dc:date>2017-07-16T13:05:18</dc:date>
            </office:change-info>
          </text:insertion>
        </text:changed-region>
        <text:changed-region xml:id="ct123385784" text:id="ct123385784">
          <text:insertion>
            <office:change-info>
              <dc:creator>Unbekannter Autor</dc:creator>
              <dc:date>2017-07-05T07:40:00</dc:date>
            </office:change-info>
          </text:insertion>
        </text:changed-region>
        <text:changed-region xml:id="ct123384224" text:id="ct123384224">
          <text:insertion>
            <office:change-info>
              <dc:creator>Unbekannter Autor</dc:creator>
              <dc:date>2017-07-05T07:41:00</dc:date>
            </office:change-info>
          </text:insertion>
        </text:changed-region>
        <text:changed-region xml:id="ct123384104" text:id="ct123384104">
          <text:insertion>
            <office:change-info>
              <dc:creator>Unbekannter Autor</dc:creator>
              <dc:date>2017-07-05T07:42:00</dc:date>
            </office:change-info>
          </text:insertion>
        </text:changed-region>
        <text:changed-region xml:id="ct123383984" text:id="ct123383984">
          <text:insertion>
            <office:change-info>
              <dc:creator>Unbekannter Autor</dc:creator>
              <dc:date>2017-07-05T07:43:00</dc:date>
            </office:change-info>
          </text:insertion>
        </text:changed-region>
        <text:changed-region xml:id="ct123383864" text:id="ct123383864">
          <text:insertion>
            <office:change-info>
              <dc:creator>Unbekannter Autor</dc:creator>
              <dc:date>2017-07-05T07:44:00</dc:date>
            </office:change-info>
          </text:insertion>
        </text:changed-region>
        <text:changed-region xml:id="ct123386504" text:id="ct123386504">
          <text:insertion>
            <office:change-info>
              <dc:creator>Unbekannter Autor</dc:creator>
              <dc:date>2017-07-05T17:27:00</dc:date>
            </office:change-info>
          </text:insertion>
        </text:changed-region>
        <text:changed-region xml:id="ct123386384" text:id="ct123386384">
          <text:insertion>
            <office:change-info>
              <dc:creator>Unbekannter Autor</dc:creator>
              <dc:date>2017-07-14T23:30:00</dc:date>
            </office:change-info>
          </text:insertion>
        </text:changed-region>
        <text:changed-region xml:id="ct123386264" text:id="ct123386264">
          <text:insertion>
            <office:change-info>
              <dc:creator>Unbekannter Autor</dc:creator>
              <dc:date>2017-07-14T23:31:00</dc:date>
            </office:change-info>
          </text:insertion>
        </text:changed-region>
        <text:changed-region xml:id="ct123386024" text:id="ct123386024">
          <text:insertion>
            <office:change-info>
              <dc:creator>Unbekannter Autor</dc:creator>
              <dc:date>2017-07-15T10:21:21</dc:date>
            </office:change-info>
          </text:insertion>
        </text:changed-region>
        <text:changed-region xml:id="ct123385904" text:id="ct123385904">
          <text:insertion>
            <office:change-info>
              <dc:creator>Unbekannter Autor</dc:creator>
              <dc:date>2017-07-15T10:22:05</dc:date>
            </office:change-info>
          </text:insertion>
        </text:changed-region>
        <text:changed-region xml:id="ct123386864" text:id="ct123386864">
          <text:insertion>
            <office:change-info>
              <dc:creator>Unbekannter Autor</dc:creator>
              <dc:date>2017-07-15T10:23:03</dc:date>
            </office:change-info>
          </text:insertion>
        </text:changed-region>
        <text:changed-region xml:id="ct123383504" text:id="ct123383504">
          <text:deletion>
            <office:change-info>
              <dc:creator>Unbekannter Autor</dc:creator>
              <dc:date>2017-05-28T23:20:00</dc:date>
            </office:change-info>
            <text:h text:style-name="P3" text:outline-level="1"/>
            <text:list xml:id="list131574510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83978694"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869473617"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250840682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41"><draw:text-box fo:min-height="17.568cm"><text:p text:style-name="Illustration"><draw:frame draw:style-name="fr2" draw:name="Bild3" text:anchor-type="as-char" svg:width="6.1cm" style:rel-width="74%" svg:height="13.023cm" style:rel-height="scale" draw:z-index="42"><draw:image xlink:href="Pictures/10000000000001370000029879D02FA7480BAC9F.png" xlink:type="simple" xlink:show="embed" xlink:actuate="onLoad"/></draw:frame><text:line-break/>Abbildung <text:sequence text:ref-name="refIllustration27"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43"><draw:text-box fo:min-height="1.429cm"><text:p text:style-name="Illustration"><draw:frame draw:style-name="fr2" draw:name="Bild4" text:anchor-type="as-char" svg:width="2.884cm" style:rel-width="100%" svg:height="1.429cm" style:rel-height="scale" draw:z-index="44"><draw:image xlink:href="Pictures/100000000000006D00000036F753FE8AD2597822.png" xlink:type="simple" xlink:show="embed" xlink:actuate="onLoad"/></draw:frame><text:line-break/>Abbildung <text:sequence text:ref-name="refIllustration28"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45"><draw:text-box fo:min-height="11.097cm"><text:p text:style-name="Illustration"><draw:frame draw:style-name="fr2" draw:name="Bild5" text:anchor-type="as-char" svg:width="8.557cm" style:rel-width="90%" svg:height="9.985cm" style:rel-height="scale" draw:z-index="46"><draw:image xlink:href="Pictures/1000020100000203000002596FEBA064644C9AD9.png" xlink:type="simple" xlink:show="embed" xlink:actuate="onLoad"/></draw:frame><text:line-break/>Abbildung <text:sequence text:ref-name="refIllustration29"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3383624" text:id="ct123383624">
          <text:deletion>
            <office:change-info>
              <dc:creator>Unbekannter Autor</dc:creator>
              <dc:date>2017-04-18T21:57:00</dc:date>
            </office:change-info>
            <text:h text:style-name="Heading_20_1" text:outline-level="1"/>
            <text:h text:style-name="Heading_20_1" text:outline-level="1"/>
          </text:deletion>
        </text:changed-region>
        <text:changed-region xml:id="ct123383744" text:id="ct1233837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399_1094775285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399_109477528511111"/></text:p>
          </text:deletion>
        </text:changed-region>
        <text:changed-region xml:id="ct123386624" text:id="ct123386624">
          <text:deletion>
            <office:change-info>
              <dc:creator>Unbekannter Autor</dc:creator>
              <dc:date>2017-04-18T21:49:00</dc:date>
            </office:change-info>
            <text:p text:style-name="Text_20_body"/>
            <text:p text:style-name="Text_20_body"/>
          </text:deletion>
        </text:changed-region>
        <text:changed-region xml:id="ct123386744" text:id="ct123386744">
          <text:deletion>
            <office:change-info>
              <dc:creator>Unbekannter Autor</dc:creator>
              <dc:date>2017-05-28T23:21:00</dc:date>
            </office:change-info>
            <text:p text:style-name="Text_20_body">D</text:p>
          </text:deletion>
        </text:changed-region>
        <text:changed-region xml:id="ct123383384" text:id="ct123383384">
          <text:insertion>
            <office:change-info>
              <dc:creator>Unbekannter Autor</dc:creator>
              <dc:date>2017-05-28T23:21:00</dc:date>
            </office:change-info>
          </text:insertion>
        </text:changed-region>
        <text:changed-region xml:id="ct122916472" text:id="ct122916472">
          <text:insertion>
            <office:change-info>
              <dc:creator>Unbekannter Autor</dc:creator>
              <dc:date>2017-06-11T21:36:00</dc:date>
            </office:change-info>
          </text:insertion>
        </text:changed-region>
        <text:changed-region xml:id="ct122916592" text:id="ct122916592">
          <text:deletion>
            <office:change-info>
              <dc:creator>Unbekannter Autor</dc:creator>
              <dc:date>2017-05-28T23:24:00</dc:date>
            </office:change-info>
            <text:h text:style-name="Heading_20_1" text:outline-level="1"/>
            <text:h text:style-name="Heading_20_1" text:outline-level="1"/>
          </text:deletion>
        </text:changed-region>
        <text:changed-region xml:id="ct122917792" text:id="ct122917792">
          <text:deletion>
            <office:change-info>
              <dc:creator>Unbekannter Autor</dc:creator>
              <dc:date>2017-05-28T23:24:00</dc:date>
            </office:change-info>
            <text:p text:style-name="P22"><text:span text:style-name="T9"><text:s/></text:span><text:span text:style-name="T11">oder</text:span></text:p>
          </text:deletion>
        </text:changed-region>
        <text:changed-region xml:id="ct122917672" text:id="ct122917672">
          <text:insertion>
            <office:change-info>
              <dc:creator>Unbekannter Autor</dc:creator>
              <dc:date>2017-05-28T23:24:00</dc:date>
            </office:change-info>
          </text:insertion>
        </text:changed-region>
        <text:changed-region xml:id="ct122917552" text:id="ct12291755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22937192"/><text:change-start text:change-id="ct122936832"/><text:span text:style-name="T1">4</text:span><text:change-end text:change-id="ct122936832"/></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61"/>
      <text:p text:style-name="P61"/>
      <text:p text:style-name="P6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467_918909501" text:style-name="Index_20_Link" text:visited-style-name="Index_20_Link">Über dieses Dokument<text:tab/>1</text:a></text:p>
          <text:p text:style-name="P83"><text:a xlink:type="simple" xlink:href="#__RefHeading___Toc481_1318882124" text:style-name="Index_20_Link" text:visited-style-name="Index_20_Link">Zielgruppe<text:tab/>1</text:a></text:p>
          <text:p text:style-name="P82"><text:a xlink:type="simple" xlink:href="#__RefHeading___Toc447_1318882124" text:style-name="Index_20_Link" text:visited-style-name="Index_20_Link">Was ist UliCMS?<text:tab/>1</text:a></text:p>
          <text:p text:style-name="P82"><text:a xlink:type="simple" xlink:href="#__RefHeading___Toc3344_1558993862" text:style-name="Index_20_Link" text:visited-style-name="Index_20_Link">Zusammenfassung der Änderungen<text:tab/>1</text:a></text:p>
          <text:p text:style-name="P83"><text:a xlink:type="simple" xlink:href="#__RefHeading___Toc552_1489461170" text:style-name="Index_20_Link" text:visited-style-name="Index_20_Link">Neue Features<text:tab/>1</text:a></text:p>
          <text:p text:style-name="P83"><text:a xlink:type="simple" xlink:href="#__RefHeading___Toc2178_1638517198" text:style-name="Index_20_Link" text:visited-style-name="Index_20_Link">Neue API-Funktionen<text:tab/>2</text:a></text:p>
          <text:p text:style-name="P83"><text:a xlink:type="simple" xlink:href="#__RefHeading___Toc2397_1094775285" text:style-name="Index_20_Link" text:visited-style-name="Index_20_Link">Neue Hooks<text:tab/>3</text:a></text:p>
          <text:p text:style-name="P83"><text:a xlink:type="simple" xlink:href="#__RefHeading___Toc1889_2572858981" text:style-name="Index_20_Link" text:visited-style-name="Index_20_Link">Sonstige Änderungen<text:tab/>3</text:a></text:p>
          <text:p text:style-name="P83"><text:a xlink:type="simple" xlink:href="#__RefHeading___Toc2119_2547942037" text:style-name="Index_20_Link" text:visited-style-name="Index_20_Link">Entfernte Features<text:tab/>4</text:a></text:p>
          <text:p text:style-name="P82"><text:a xlink:type="simple" xlink:href="#__RefHeading___Toc1116_1558993862" text:style-name="Index_20_Link" text:visited-style-name="Index_20_Link">Detailbeschreibung der neuen Features<text:tab/>4</text:a></text:p>
          <text:p text:style-name="P83"><text:a xlink:type="simple" xlink:href="#__RefHeading___Toc940_1558993862" text:style-name="Index_20_Link" text:visited-style-name="Index_20_Link">Gruppen können nun Sprachen zugeordnet bekommen<text:tab/>4</text:a></text:p>
          <text:p text:style-name="P83"><text:a xlink:type="simple" xlink:href="#__RefHeading___Toc4472_1558993862" text:style-name="Index_20_Link" text:visited-style-name="Index_20_Link">Neuer Inhaltstyp "Snippet"<text:tab/>4</text:a></text:p>
          <text:p text:style-name="P83"><text:a xlink:type="simple" xlink:href="#__RefHeading___Toc5900_1558993862" text:style-name="Index_20_Link" text:visited-style-name="Index_20_Link">Zulässige Tags können nun beschränkt werden<text:tab/>5</text:a></text:p>
          <text:p text:style-name="P83"><text:a xlink:type="simple" xlink:href="#__RefHeading___Toc6308_1558993862" text:style-name="Index_20_Link" text:visited-style-name="Index_20_Link">Hinweis wenn Mobile_Detect nicht installiert ist.<text:tab/>5</text:a></text:p>
          <text:p text:style-name="P83"><text:a xlink:type="simple" xlink:href="#__RefHeading___Toc6982_1558993862" text:style-name="Index_20_Link" text:visited-style-name="Index_20_Link">Benutzer können nach Gruppe gefiltert werden<text:tab/>5</text:a></text:p>
          <text:p text:style-name="P83"><text:a xlink:type="simple" xlink:href="#__RefHeading___Toc3577_375623537" text:style-name="Index_20_Link" text:visited-style-name="Index_20_Link">Es kann nun eine Standardsprache je Benutzer ausgewählt werden<text:tab/>6</text:a></text:p>
          <text:p text:style-name="P83"><text:a xlink:type="simple" xlink:href="#__RefHeading___Toc2191_1354649448" text:style-name="Index_20_Link" text:visited-style-name="Index_20_Link">main_class Direktive wird nun ausgewertet<text:tab/>7</text:a></text:p>
          <text:p text:style-name="P83"><text:a xlink:type="simple" xlink:href="#__RefHeading___Toc2193_1354649448" text:style-name="Index_20_Link" text:visited-style-name="Index_20_Link">settings können nun über die metadata.json eines Moduls initialisiert werden<text:tab/>7</text:a></text:p>
          <text:p text:style-name="P83"><text:a xlink:type="simple" xlink:href="#__RefHeading___Toc1839_55400115" text:style-name="Index_20_Link" text:visited-style-name="Index_20_Link">Model Klasse für 'Language' hinzugefügt<text:tab/>7</text:a></text:p>
          <text:p text:style-name="P83"><text:a xlink:type="simple" xlink:href="#__RefHeading___Toc1839_554001151" text:style-name="Index_20_Link" text:visited-style-name="Index_20_Link">Model Klasse für 'Category' hinzugefügt<text:tab/>7</text:a></text:p>
          <text:p text:style-name="P83"><text:a xlink:type="simple" xlink:href="#__RefHeading___Toc2075_845388196" text:style-name="Index_20_Link" text:visited-style-name="Index_20_Link">Bei fehlenden Sprachdateien erfolgt ein Fallback auf Englisch<text:tab/>7</text:a></text:p>
          <text:p text:style-name="P83"><text:a xlink:type="simple" xlink:href="#__RefHeading___Toc2526_1216732015" text:style-name="Index_20_Link" text:visited-style-name="Index_20_Link">Attribut $newWindow zu MenuEntry hinzugefügt<text:tab/>7</text:a></text:p>
          <text:p text:style-name="P83"><text:a xlink:type="simple" xlink:href="#__RefHeading___Toc2300_3860432435" text:style-name="Index_20_Link" text:visited-style-name="Index_20_Link">"Gruppe" in der Benutzerliste verlinkt auf "Gruppe bearbeiten"<text:tab/>8</text:a></text:p>
          <text:p text:style-name="P83"><text:a xlink:type="simple" xlink:href="#__RefHeading___Toc1925_551776271" text:style-name="Index_20_Link" text:visited-style-name="Index_20_Link">metadata.json: Attribut "objects" umbenannt in "models"<text:tab/>8</text:a></text:p>
          <text:p text:style-name="P83"><text:a xlink:type="simple" xlink:href="#__RefHeading___Toc1635_797554802" text:style-name="Index_20_Link" text:visited-style-name="Index_20_Link">metadata.json: Alias für "actions" eingeführt "views"<text:tab/>8</text:a></text:p>
          <text:p text:style-name="P83"><text:a xlink:type="simple" xlink:href="#__RefHeading___Toc2121_2547942037" text:style-name="Index_20_Link" text:visited-style-name="Index_20_Link">REQUEST_METHOD spezifische Controller-Funktionen<text:tab/>8</text:a></text:p>
          <text:p text:style-name="P83"><text:a xlink:type="simple" xlink:href="#__RefHeading___Toc1576_417775046" text:style-name="Index_20_Link" text:visited-style-name="Index_20_Link">Link zu der Settings-Seite eines Moduls können nun angepasst werden<text:tab/>8</text:a></text:p>
          <text:p text:style-name="P83"><text:a xlink:type="simple" xlink:href="#__RefHeading___Toc2334_1663953219" text:style-name="Index_20_Link" text:visited-style-name="Index_20_Link">Klasse "Model" erweitert<text:tab/>9</text:a></text:p>
          <text:p text:style-name="P83"><text:a xlink:type="simple" xlink:href="#__RefHeading___Toc3301_2596892934" text:style-name="Index_20_Link" text:visited-style-name="Index_20_Link">Neuer Inhaltstyp "Link zu Sprache"<text:tab/>10</text:a></text:p>
          <text:p text:style-name="P83"><text:a xlink:type="simple" xlink:href="#__RefHeading___Toc4820_2018969543" text:style-name="Index_20_Link" text:visited-style-name="Index_20_Link">Berechtigungsabfrage für Controller-Funktionsaufrufe eingebaut<text:tab/>11</text:a></text:p>
          <text:p text:style-name="P83"><text:a xlink:type="simple" xlink:href="#__RefHeading___Toc3251_2080525123" text:style-name="Index_20_Link" text:visited-style-name="Index_20_Link">Encoding auf utf8mb4 umgestellt<text:tab/>11</text:a></text:p>
          <text:p text:style-name="P82"><text:a xlink:type="simple" xlink:href="#__RefHeading___Toc1922_2623325145" text:style-name="Index_20_Link" text:visited-style-name="Index_20_Link">Durchführung der Installation<text:tab/>12</text:a></text:p>
          <text:p text:style-name="P82"><text:a xlink:type="simple" xlink:href="#__RefHeading___Toc6932_1558993862" text:style-name="Index_20_Link" text:visited-style-name="Index_20_Link">Durchführung eines Upgrades<text:tab/>12</text:a></text:p>
          <text:p text:style-name="P82"><text:a xlink:type="simple" xlink:href="#__RefHeading___Toc734_1061336504" text:style-name="Index_20_Link" text:visited-style-name="Index_20_Link">Benötigen Sie Hilfe?<text:tab/>14</text:a></text:p>
          <text:p text:style-name="P82"><text:a xlink:type="simple" xlink:href="#__RefHeading___Toc978_1474200080" text:style-name="Index_20_Link" text:visited-style-name="Index_20_Link">Abbildungsverzeichnis<text:tab/>14</text:a></text:p>
        </text:index-body>
      </text:table-of-content>
      <text:p text:style-name="P31"/>
      <text:h text:style-name="P7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22937912"/><text:span text:style-name="T2">4</text:span><text:change-end text:change-id="ct122937912"/><text:change text:change-id="ct122937792"/><text:span text:style-name="T2">.</text:span></text:p>
      <text:h text:style-name="P75"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22937672"/></text:p>
      <text:h text:style-name="Heading_20_1" text:outline-level="1"><text:bookmark-start text:name="__RefHeading___Toc3344_1558993862"/><text:change-end text:change-id="ct122937672"/><text:change text:change-id="ct122937552"/>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23905616"/></text:h>
      <text:list xml:id="list1635944850" text:style-name="L5">
        <text:list-item>
          <text:p text:style-name="P90">Gruppen können nun Sprachen zugeordnet bekommen</text:p>
        </text:list-item>
      </text:list>
      <text:list xml:id="list706827513" text:style-name="L6">
        <text:list-item>
          <text:p text:style-name="P91">Neuer Inhaltstyp "Snippet"</text:p>
        </text:list-item>
        <text:list-item>
          <text:p text:style-name="P91">Zulässige Tags können nun beschränkt werden</text:p>
        </text:list-item>
        <text:list-item>
          <text:p text:style-name="P91">Es wird nun ein Hinweis angezeigt, wenn man ein "Design für Mobilgeräte" festlegt und Mobile_Detect nicht installiert ist.</text:p>
        </text:list-item>
        <text:list-item>
          <text:p text:style-name="P91">Benutzer können nach Gruppe gefiltert werden</text:p>
        </text:list-item>
        <text:list-item>
          <text:p text:style-name="P91">Es kann nun eine Standardsprache je Benutzer ausgewählt werden.</text:p>
        </text:list-item>
        <text:list-item>
          <text:p text:style-name="P91">main_class Direktive wird nun ausgewertet. Methoden (render, admin, Hooks, Filter) in der main_class werden automatisch aufgerufen.</text:p>
        </text:list-item>
        <text:list-item>
          <text:p text:style-name="P91">settings können nun über die metadata.json eines Moduls initialisiert werden</text:p>
        </text:list-item>
        <text:list-item>
          <text:p text:style-name="P91">Model Klasse für 'Language' hinzugefügt</text:p>
        </text:list-item>
        <text:list-item>
          <text:p text:style-name="P92">Model Klasse für 'Category' hinzugefügt</text:p>
        </text:list-item>
        <text:list-item>
          <text:p text:style-name="P91">Bei fehlenden Sprachdateien erfolgt ein Fallback auf Englisch</text:p>
        </text:list-item>
        <text:list-item>
          <text:p text:style-name="P123">Attribut $newWindow zu MenuEntry hinzugefügt</text:p>
        </text:list-item>
        <text:list-item>
          <text:p text:style-name="P125">"Gruppe" in der Benutzerliste verlinkt auf "Gruppe bearbeiten"</text:p>
        </text:list-item>
        <text:list-item>
          <text:p text:style-name="P125">metadata.json: Attribut "objects" umbenannt in "models"</text:p>
        </text:list-item>
        <text:list-item>
          <text:p text:style-name="P125">metadata.json: Alias für "actions" eingeführt "views"</text:p>
        </text:list-item>
        <text:list-item>
          <text:p text:style-name="P125">REQUEST_METHOD spezifische Controller-Funktionen</text:p>
        </text:list-item>
        <text:list-item>
          <text:p text:style-name="P125"><text:soft-page-break/>Link zu der Settings-Seite eines Moduls können nun angepasst werden</text:p>
        </text:list-item>
        <text:list-item>
          <text:p text:style-name="P125">Klasse "Model" erweitert</text:p>
        </text:list-item>
        <text:list-item>
          <text:p text:style-name="P126">Neuer Inhaltstyp "Link zu Sprache"</text:p>
        </text:list-item>
        <text:list-item>
          <text:p text:style-name="P127">Berechtigungsabfrage für Controller-Funktionsaufrufe eingebaut</text:p>
        </text:list-item>
        <text:list-item>
          <text:p text:style-name="P128">Encoding auf utf8mb4 umgestellt, UliCMS benötigt mindestens MySQL bzw. MariaDB 5.5</text:p>
        </text:list-item>
      </text:list>
      <text:h text:style-name="Heading_20_2" text:outline-level="2"><text:bookmark-start text:name="__RefHeading___Toc2178_1638517198"/>Neue API-Funktionen<text:bookmark-end text:name="__RefHeading___Toc2178_1638517198"/></text:h>
      <text:list xml:id="list113659470358049" text:continue-numbering="true" text:style-name="L6">
        <text:list-item>
          <text:list>
            <text:list-item>
              <text:p text:style-name="P124">Request::getMethod()</text:p>
            </text:list-item>
            <text:list-item>
              <text:p text:style-name="P124">Request::isGet()</text:p>
            </text:list-item>
            <text:list-item>
              <text:p text:style-name="P124">Request::isPost()</text:p>
            </text:list-item>
            <text:list-item>
              <text:p text:style-name="P124">Request::isHead()</text:p>
            </text:list-item>
            <text:list-item>
              <text:p text:style-name="P124">Request::hasVar()</text:p>
            </text:list-item>
            <text:list-item>
              <text:p text:style-name="P129">Request::isSSL()</text:p>
            </text:list-item>
            <text:list-item>
              <text:p text:style-name="P129">Request::getIp()</text:p>
            </text:list-item>
            <text:list-item>
              <text:p text:style-name="P130">Request::getProtocol()</text:p>
            </text:list-item>
            <text:list-item>
              <text:p text:style-name="P63">Request::isHeaderSent($header)</text:p>
            </text:list-item>
            <text:list-item>
              <text:p text:style-name="P124">ModuleHelper::buildModuleRessourcePath($module, $path)</text:p>
            </text:list-item>
            <text:list-item>
              <text:p text:style-name="P131">ModuleHelper::buildMethodCall($sClass, $sMethod)</text:p>
            </text:list-item>
            <text:list-item>
              <text:p text:style-name="P124">CustomData::getCustomDataOrSetting($name)</text:p>
            </text:list-item>
            <text:list-item>
              <text:p text:style-name="P124">ModuleHelper::underscoreToCamel($str)</text:p>
            </text:list-item>
            <text:list-item>
              <text:p text:style-name="P124">get_secure_translation()</text:p>
            </text:list-item>
            <text:list-item>
              <text:p text:style-name="P124">secure_translation()</text:p>
            </text:list-item>
            <text:list-item>
              <text:p text:style-name="P124">secure_translate()</text:p>
            </text:list-item>
            <text:list-item>
              <text:p text:style-name="P124">ArrayHelper::insertBefore($input, $index, $element)</text:p>
            </text:list-item>
            <text:list-item>
              <text:p text:style-name="P124">ArrayHelper::insertAfter($input, $index, $element)</text:p>
            </text:list-item>
            <text:list-item>
              <text:p text:style-name="P124">faster_in_array()</text:p>
            </text:list-item>
            <text:list-item>
              <text:p text:style-name="P132">Page→getEmbeddedModules()</text:p>
            </text:list-item>
            <text:list-item>
              <text:p text:style-name="P133">Template::doctype()</text:p>
            </text:list-item>
            <text:list-item>
              <text:p text:style-name="P133">Template::getDoctype()</text:p>
            </text:list-item>
            <text:list-item>
              <text:p text:style-name="P133">Template::ogHTMLPrefix()</text:p>
            </text:list-item>
            <text:list-item>
              <text:p text:style-name="P134">Template::getOgHTMLPrefix()</text:p>
            </text:list-item>
            <text:list-item>
              <text:p text:style-name="P135">idefine($key, $value)</text:p>
            </text:list-item>
            <text:list-item>
              <text:p text:style-name="P136">JSONResult($data, $status = 200)</text:p>
            </text:list-item>
            <text:list-item>
              <text:p text:style-name="P136">RawJSONResult($data, $status = 200)</text:p>
            </text:list-item>
            <text:list-item>
              <text:p text:style-name="P136"><text:soft-page-break/>HTMLResult($data, $status = 200)</text:p>
            </text:list-item>
            <text:list-item>
              <text:p text:style-name="P137"><text:span text:style-name="T29">TextResult($data, $status = 200)</text:span></text:p>
            </text:list-item>
            <text:list-item>
              <text:p text:style-name="P137">HTTPStatusCodeResult($code, $description = null)</text:p>
            </text:list-item>
            <text:list-item>
              <text:p text:style-name="P137"><text:span text:style-name="T29">getStringLengthInBytes($data)</text:span></text:p>
            </text:list-item>
            <text:list-item>
              <text:p text:style-name="P137"><text:span text:style-name="T29">HttpStatusCode Konstanten</text:span></text:p>
            </text:list-item>
          </text:list>
        </text:list-item>
      </text:list>
      <text:h text:style-name="Heading_20_2" text:outline-level="2"><text:bookmark-start text:name="__RefHeading___Toc2397_1094775285"/>Neue Hooks<text:bookmark-end text:name="__RefHeading___Toc2397_1094775285"/></text:h>
      <text:list xml:id="list1013582066" text:style-name="L7">
        <text:list-item>
          <text:p text:style-name="P93">admin_footer</text:p>
        </text:list-item>
        <text:list-item>
          <text:p text:style-name="P94">admin_copyright_footer_left</text:p>
        </text:list-item>
        <text:list-item>
          <text:p text:style-name="P95">admin_copyright_footer_right <text:s/></text:p>
        </text:list-item>
      </text:list>
      <text:h text:style-name="Heading_20_2" text:outline-level="2"><text:bookmark-start text:name="__RefHeading___Toc1889_2572858981"/><text:span text:style-name="T25">S</text:span><text:span text:style-name="T9">onstige Änderungen</text:span><text:bookmark-end text:name="__RefHeading___Toc1889_2572858981"/></text:h>
      <text:list xml:id="list1536239230" text:style-name="L8">
        <text:list-item>
          <text:p text:style-name="P96"><text:change-end text:change-id="ct123905616"/><text:change-start text:change-id="ct123905736"/>Nach dem Erstellen einer Seite wird nun auf die Bearbeiten-Ansicht statt auf die Listenansicht weitergeleitet</text:p>
        </text:list-item>
        <text:list-item>
          <text:p text:style-name="P96">Die Funktionen Template::executeModuleTemplate() und Template::executeDefaultOrOwnTemplate() akzeptieren nun auch Templatenamen mit Dateiendung</text:p>
        </text:list-item>
        <text:list-item>
          <text:p text:style-name="P96">Funktion getCurrentLanguage() - Der Parameter $current ist nun per Default false</text:p>
        </text:list-item>
        <text:list-item>
          <text:p text:style-name="P96">getCurrentURL() fügt nun nicht mehr den Port an die Domain bei https://</text:p>
        </text:list-item>
        <text:list-item>
          <text:p text:style-name="P96">Auf Fehlerseiten wird der "Bearbeiten" Button nicht mehr angezeigt</text:p>
        </text:list-item>
        <text:list-item>
          <text:p text:style-name="P96">Bugfix: Ein Fehler bei dem ein Menüpunkt im Backend fälschlicherweise nicht angezeigt wurde behoben.</text:p>
        </text:list-item>
        <text:list-item>
          <text:p text:style-name="P96">Bugfix: Das Feld "Modul" wird nun beim Klonen einer Seite korrekt ausgefüllt.<text:change-end text:change-id="ct123905736"/><text:change-start text:change-id="ct123905856"/></text:p>
        </text:list-item>
        <text:list-item>
          <text:p text:style-name="P97">Bugfix: $user-&gt;update() überschreibt die ID nicht mehr</text:p>
        </text:list-item>
        <text:list-item>
          <text:p text:style-name="P97">Parameter $query von Database::query() und Database::pQuery() in $sql umbenannt</text:p>
        </text:list-item>
        <text:list-item>
          <text:p text:style-name="P97">uninstall() Methode in main_class wird nun aufgerufen<text:change-end text:change-id="ct123905856"/><text:change-start text:change-id="ct123905976"/></text:p>
        </text:list-item>
        <text:list-item>
          <text:p text:style-name="P98">Der "Anzeigen" Button beim Bearbeiten vom Inhaltstyp "Knotenpunkt" wird nicht mehr angezeigt<text:change-end text:change-id="ct123905976"/><text:change-start text:change-id="ct123906096"/></text:p>
        </text:list-item>
        <text:list-item>
          <text:p text:style-name="P99">Bugfix: "Letzte Änderungen" wenn lastchangeby nicht gesetzt ist, wird nun der Ersteller der Seite als Durchführender der letzten Änderung angezeigt <text:change-end text:change-id="ct123906096"/><text:change-start text:change-id="ct123906216"/></text:p>
        </text:list-item>
        <text:list-item>
          <text:p text:style-name="P108">Bugfix: Listen zeigen nun nur noch aktive Datensätze<text:span text:style-name="T28"> </text:span><text:change-end text:change-id="ct123906216"/><text:change-start text:change-id="ct123906336"/></text:p>
        </text:list-item>
        <text:list-item>
          <text:p text:style-name="P100">Bugfix: Die globale Funktion getAllPages() gab nicht alle Seiten zurück wenn $exclude_hash_links = false ist.<text:change-end text:change-id="ct123906336"/><text:change-start text:change-id="ct123952728"/></text:p>
        </text:list-item>
      </text:list>
      <text:h text:style-name="P76" text:outline-level="2"><text:bookmark-start text:name="__RefHeading___Toc2119_2547942037"/><text:soft-page-break/>Entfernte Features<text:bookmark-end text:name="__RefHeading___Toc2119_2547942037"/></text:h>
      <text:list xml:id="list1646424174" text:style-name="L9">
        <text:list-item>
          <text:p text:style-name="P109"><text:span text:style-name="T41">Funktion "Menüeinträge verschieben" wurde in ein optionales Modul augelagert.<text:line-break/></text:span><text:a xlink:type="simple" xlink:href="https://extend.ulicms.de/move_menu_items.html" text:style-name="Internet_20_link" text:visited-style-name="Visited_20_Internet_20_Link"><text:span text:style-name="T41">https://extend.ulicms.de/move_menu_items.html</text:span></text:a><text:change-end text:change-id="ct123952728"/><text:change-start text:change-id="ct123953928"/></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3953928"/><text:change-start text:change-id="ct123954048"/></text:h>
      <text:p text:style-name="P35">Es ist nun möglich einer Benutzergruppe Sprachen zu zuweisen.<text:change-end text:change-id="ct123954048"/><text:change-start text:change-id="ct123952848"/></text:p>
      <text:p text:style-name="P35">Es wurden Checkboxen für jede Sprache in der Gruppenverwaltung hinzugefügt.<text:line-break/>Wenn keine Checkboxen gesetzt sind, findet keine Eingeschränk<text:change-end text:change-id="ct123952848"/><text:change-start text:change-id="ct123953328"/>ung Staat. Wenn eine oder mehrere Checkboxen gesetzt sind, können alle Benutzer in einer Gruppe nur Inhalte in den gewählten Sprachen bearbeiten.</text:p>
      <text:p text:style-name="P35"><draw:frame draw:style-name="fr3" draw:name="Rahmen4" text:anchor-type="paragraph" svg:width="2.884cm" draw:z-index="18"><draw:text-box fo:min-height="2.699cm"><text:p text:style-name="Illustration"><draw:frame draw:style-name="fr5" draw:name="Rahmen11" text:anchor-type="paragraph" svg:x="-7.011cm" svg:y="0.132cm" svg:width="2.884cm" style:rel-width="100%" svg:height="2.699cm" style:rel-height="scale-min" draw:z-index="37"><draw:text-box><text:p text:style-name="Illustration"><draw:frame draw:style-name="fr2" draw:name="Bild6" text:anchor-type="as-char" svg:width="2.884cm" style:rel-width="100%" svg:height="2.699cm" style:rel-height="scale" draw:z-index="4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3952968"/><text:span text:style-name="T35">S</text:span><text:change-end text:change-id="ct123952968"/>prachenauswahl in der Gruppe</text:p></draw:text-box></draw:frame><text:line-break/><text:change text:change-id="ct123953208"/></text:p></draw:text-box></draw:frame><text:change-end text:change-id="ct123953328"/><text:change-start text:change-id="ct123953568"/></text:p>
      <text:p text:style-name="P35"/>
      <text:p text:style-name="P35"/>
      <text:p text:style-name="P35"/>
      <text:p text:style-name="P35"/>
      <text:h text:style-name="Heading_20_2" text:outline-level="2"/>
      <text:h text:style-name="Heading_20_2"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9"><draw:text-box fo:min-height="3.44cm"><text:p text:style-name="Illustration"><draw:frame draw:style-name="fr5" draw:name="Rahmen9" text:anchor-type="paragraph" svg:x="-4.974cm" svg:y="-0.132cm" svg:width="6.668cm" style:rel-width="100%" svg:height="3.44cm" style:rel-height="scale-min" draw:z-index="38"><draw:text-box><text:p text:style-name="Illustration"><draw:frame draw:style-name="fr2" draw:name="Bild7" text:anchor-type="as-char" svg:width="6.668cm" style:rel-width="100%" svg:height="3.44cm" style:rel-height="scale" draw:z-index="4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3953688"/></text:p></draw:text-box></draw:frame></text:p>
      <text:p text:style-name="P37"/>
      <text:p text:style-name="P37"/>
      <text:p text:style-name="P37"/>
      <text:p text:style-name="P37"/>
      <text:p text:style-name="P37"/>
      <text:h text:style-name="P78" text:outline-level="2"/>
      <text:h text:style-name="P81"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4">Wenn das Textfeld leer ist, erfolgt keine Filterung. </text:span></text:p>
      <text:p text:style-name="Text_20_body"><draw:frame draw:style-name="fr3" draw:name="Rahmen6" text:anchor-type="paragraph" svg:width="15.293cm" draw:z-index="20"><draw:text-box fo:min-height="2.725cm"><text:p text:style-name="Illustration"><draw:frame draw:style-name="fr5" draw:name="Rahmen10" text:anchor-type="paragraph" svg:x="-0.926cm" svg:y="0.212cm" svg:width="15.293cm" style:rel-width="100%" svg:height="2.725cm" style:rel-height="scale-min" draw:z-index="39"><draw:text-box><text:p text:style-name="Illustration"><draw:frame draw:style-name="fr2" draw:name="Bild11" text:anchor-type="as-char" svg:width="15.293cm" style:rel-width="100%" svg:height="2.725cm" style:rel-height="scale" draw:z-index="4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3954408"/> <text:change text:change-id="ct123954648"/></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5">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h text:style-name="Heading_20_2"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21"><draw:text-box fo:min-height="2.212cm"><text:p text:style-name="Illustration"><draw:frame draw:style-name="fr2" draw:name="Bild12" text:anchor-type="as-char" svg:width="17.013cm" style:rel-width="100%" svg:height="2.212cm" style:rel-height="scale" draw:z-index="2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22"><draw:text-box fo:min-height="3.607cm"><text:p text:style-name="Illustration"><draw:frame draw:style-name="fr2" draw:name="Bild13" text:anchor-type="as-char" svg:width="17.013cm" style:rel-width="100%" svg:height="3.607cm" style:rel-height="scale" draw:z-index="3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soft-page-break/></text:p>
      <text:p text:style-name="P41">Außerdem wurde in der Gruppenverwaltung ein Icon, welches auf die gefilterte Benutzerliste verlinkt, hinzugefügt.</text:p>
      <text:p text:style-name="P41"><draw:frame draw:style-name="fr3" draw:name="Rahmen13" text:anchor-type="paragraph" svg:width="17.013cm" draw:z-index="23"><draw:text-box fo:min-height="1.984cm"><text:p text:style-name="Illustration"><draw:frame draw:style-name="fr2" draw:name="Bild14" text:anchor-type="as-char" svg:width="17.013cm" style:rel-width="100%" svg:height="1.984cm" style:rel-height="scale" draw:z-index="3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Heading_20_2" text:outline-level="2"><text:bookmark-start text:name="__RefHeading___Toc3577_375623537"/><text:change-end text:change-id="ct123953568"/><text:change-start text:change-id="ct123956088"/>Es kann nun eine Standardsprache je Benutzer ausgewählt werden<text:bookmark-end text:name="__RefHeading___Toc3577_375623537"/></text:h>
      <text:p text:style-name="P42"><text:change-end text:change-id="ct123956088"/><text:change-start text:change-id="ct123955848"/>Es kann nun eine Standarsprache je Benutzer festgelegt werden. Zum Loginformular wurde dir vorausgewählte Option <text:change-end text:change-id="ct123955848"/><text:change-start text:change-id="ct123955608"/>„[Standard]“ hinzugefügt. Sofern nicht anders ausgewählt, wird die eingestellte Sprache des Benutzers geladen. Wenn der Benutzer keine Sprache ge<text:change-end text:change-id="ct123955608"/><text:change-start text:change-id="ct123955488"/>setzt hat, und beim Login keine Sprache auswählt, wird die in der Einstellung system_language konfigurierte Sprache verwendet.<text:change-end text:change-id="ct123955488"/><text:change-start text:change-id="ct123955248"/></text:p>
      <text:p text:style-name="P42"><draw:frame draw:style-name="fr3" draw:name="Rahmen14" text:anchor-type="paragraph" svg:width="17.013cm" draw:z-index="24"><draw:text-box fo:min-height="1.12cm"><text:p text:style-name="Illustration"><draw:frame draw:style-name="fr2" draw:name="Bild15" text:anchor-type="as-char" svg:width="17.013cm" style:rel-width="100%" svg:height="1.12cm" style:rel-height="scale" draw:z-index="32"><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5"><draw:text-box fo:min-height="5.489cm"><text:p text:style-name="Illustration"><draw:frame draw:style-name="fr2" draw:name="Bild16" text:anchor-type="as-char" svg:width="17.013cm" style:rel-width="100%" svg:height="5.489cm" style:rel-height="scale" draw:z-index="33"><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3955248"/><text:change-start text:change-id="ct123956448"/></text:p>
      <text:h text:style-name="Heading_20_2" text:outline-level="2"><text:bookmark-start text:name="__RefHeading___Toc2191_1354649448"/><text:soft-page-break/>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3956448"/><text:change-start text:change-id="ct123956328"/> enthält.<text:line-break/>Funktionsnamen werden dabei in Camel-Case statt mit Understrichen angegeben, aus before_content wird z.B. beforeContent().<text:change-end text:change-id="ct123956328"/><text:change-start text:change-id="ct123956208"/>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Heading_20_2" text:outline-level="2"><text:bookmark-start text:name="__RefHeading___Toc2193_1354649448"/><text:change-end text:change-id="ct123956208"/><text:change-start text:change-id="ct12395500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3955008"/><text:change-start text:change-id="ct123954888"/>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3954888"/><text:change-start text:change-id="ct123954168"/></text:p>
      <text:h text:style-name="Heading_20_2" text:outline-level="2"><text:bookmark-start text:name="__RefHeading___Toc1839_55400115"/>Model Klasse für 'Language' hinzugefügt<text:bookmark-end text:name="__RefHeading___Toc1839_55400115"/></text:h>
      <text:p text:style-name="P46"><text:span text:style-name="T37">Es wurde eine Klasse Model für die Datenbanktabelle „languages“</text:span><text:change-end text:change-id="ct123954168"/><text:change-start text:change-id="ct123383264"/><text:span text:style-name="T37"> hinzugefügt.</text:span><text:change-end text:change-id="ct123383264"/><text:change-start text:change-id="ct123384344"/></text:p>
      <text:h text:style-name="P79" text:outline-level="2"><text:bookmark-start text:name="__RefHeading___Toc1839_554001151"/>Model Klasse für '<text:span text:style-name="T36">Category</text:span>' hinzugefügt<text:bookmark-end text:name="__RefHeading___Toc1839_554001151"/></text:h>
      <text:p text:style-name="P45">Es wurde eine Klasse Model für die Datenbanktabelle „<text:span text:style-name="T36">categories</text:span>“ hinzugefügt.</text:p>
      <text:h text:style-name="Heading_20_2" text:outline-level="2"><text:bookmark-start text:name="__RefHeading___Toc2075_845388196"/><text:change-end text:change-id="ct123384344"/><text:change-start text:change-id="ct123384704"/>Bei fehlenden Sprachdateien erfolgt ein Fallback auf Englisch<text:bookmark-end text:name="__RefHeading___Toc2075_845388196"/></text:h>
      <text:p text:style-name="P47">Wenn UliCMS, ein Modul oder ein Design keine Sprachdatei <text:change-end text:change-id="ct123384704"/><text:change-start text:change-id="ct123384584"/>für die ausgewählte Sprache enthält, wird stattdessen die Englische Sprachdatei geladen.<text:change-end text:change-id="ct123384584"/><text:change-start text:change-id="ct123384944"/></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3384944"/><text:change-start text:change-id="ct123384824"/> das Target auf „_blank“ gesetzt. Dies bewirkt, dass der Link in einem neuen Fenster geöffnet wird.<text:change-end text:change-id="ct123384824"/><text:change-start text:change-id="ct123385184"/></text:p>
      <text:h text:style-name="Heading_20_2" text:outline-level="2"><text:bookmark-start text:name="__RefHeading___Toc2300_3860432435"/><text:soft-page-break/>"Gruppe" in der Benutzerliste verlinkt auf "Gruppe bearbeiten"<text:bookmark-end text:name="__RefHeading___Toc2300_3860432435"/></text:h>
      <text:p text:style-name="P49">Die Spalte Gruppe in der<text:change-end text:change-id="ct123385184"/><text:change-start text:change-id="ct123385064"/> Benutzerliste verlinkt nun auf die „Bearbeiten“ Ansicht der Gruppe.<text:change-end text:change-id="ct123385064"/><text:change-start text:change-id="ct123385424"/></text:p>
      <text:h text:style-name="Heading_20_2" text:outline-level="2"><text:bookmark-start text:name="__RefHeading___Toc1925_551776271"/>metadata.json: Attribut "objects" umbenannt in "models"<text:bookmark-end text:name="__RefHeading___Toc1925_551776271"/></text:h>
      <text:p text:style-name="Text_20_body"><text:span text:style-name="T38">Das Attribut </text:span>„<text:span text:style-name="T38">objects</text:span>“ <text:span text:style-name="T38">wurde in „models“ umbenannt. „objects“ funktioniert aus K</text:span><text:change-end text:change-id="ct123385424"/><text:change-start text:change-id="ct123385304"/><text:span text:style-name="T38">ompatiblitätsgründen jedoch weiterhin.</text:span><text:change-end text:change-id="ct123385304"/><text:change-start text:change-id="ct123385664"/></text:p>
      <text:h text:style-name="Heading_20_2" text:outline-level="2"><text:bookmark-start text:name="__RefHeading___Toc1635_797554802"/>metadata.json: Alias für "actions" eingeführt "views"<text:bookmark-end text:name="__RefHeading___Toc1635_797554802"/></text:h>
      <text:p text:style-name="P55"><text:span text:style-name="T38">Das Attribut </text:span>„<text:span text:style-name="T39">actions</text:span>“ <text:span text:style-name="T38">wurde in „views“ umbenannt. „actions“ funktioniert aus Kompatiblitätsgründen jedoch weiterhin.</text:span><text:change-end text:change-id="ct123385664"/><text:change-start text:change-id="ct123385544"/></text:p>
      <text:h text:style-name="Heading_20_2" text:outline-level="2"><text:bookmark-start text:name="__RefHeading___Toc2121_2547942037"/><text:change-end text:change-id="ct123385544"/><text:change-start text:change-id="ct123385784"/>REQUEST_METHOD spezifische Controller-Funktionen<text:bookmark-end text:name="__RefHeading___Toc2121_2547942037"/></text:h>
      <text:p text:style-name="P50"><text:change-end text:change-id="ct123385784"/><text:change-start text:change-id="ct123384224"/>Es können Funktionen erstellt werden, die nur bei bestimmten Request-Typen ausgeführt werden. <text:line-break/>Beispielsweise die folgende URL ?sClass=MyClass&amp;sMethod=myFunction.</text:p>
      <text:p text:style-name="P50">Ruft, wenn es ein<text:change-end text:change-id="ct123384224"/><text:change-start text:change-id="ct123384104"/> HTTP Post Request ist, sofern vorhanden die Funktion myFunctionPost() und wenn es ein HTTP Get Request ist, die Funktion myFunctionGet() auf.<text:change-end text:change-id="ct123384104"/><text:change-start text:change-id="ct123383984"/> Wenn keine Funktion für den Request Typ existiert, wird die Funktion myFunction() aufgerufen<text:change-end text:change-id="ct123383984"/><text:change-start text:change-id="ct123383864"/>.<text:change-end text:change-id="ct123383864"/><text:change-start text:change-id="ct123386504"/></text:p>
      <text:h text:style-name="Heading_20_2" text:outline-level="2"><text:bookmark-start text:name="__RefHeading___Toc1576_417775046"/>Link zu der Settings-Seite eines Moduls können nun angepasst werden<text:bookmark-end text:name="__RefHeading___Toc1576_417775046"/></text:h>
      <text:p text:style-name="P51"><text:change-end text:change-id="ct123386504"/><text:change-start text:change-id="ct123386384"/>Der Text des Links zu der Settings-Page eines Moduls kann nun angepasst werden. Erstellen <text:change-end text:change-id="ct123386384"/><text:change-start text:change-id="ct123386264"/>Sie dazu in der main_class die Funktion getSettingsLinkText() geben Sie den gewünschten Linktext als String zurück.</text:p>
      <text:p text:style-name="P51"/>
      <text:p text:style-name="P52"><draw:frame draw:style-name="fr3" draw:name="Rahmen16" text:anchor-type="paragraph" svg:width="12.753cm" draw:z-index="26"><draw:text-box fo:min-height="1.984cm"><text:p text:style-name="Illustration"><draw:frame draw:style-name="fr2" draw:name="Bild17" text:anchor-type="as-char" svg:width="12.753cm" style:rel-width="100%" svg:height="1.984cm" style:rel-height="scale" draw:z-index="34"><draw:image xlink:href="Pictures/10000201000001E20000004BE6C8F87544084F74.png" xlink:type="simple" xlink:show="embed" xlink:actuate="onLoad"/></draw:frame><text:line-break/>Abbildung <text:sequence text:ref-name="refIllustration17" text:name="Illustration" text:formula="ooow:Illustration+1" style:num-format="1">9</text:sequence>: Anpassbarer Linktext</text:p></draw:text-box></draw:frame><text:change-end text:change-id="ct123386264"/><text:change-start text:change-id="ct123386024"/></text:p>
      <text:p text:style-name="P52"/>
      <text:p text:style-name="P52"/>
      <text:p text:style-name="P52"/>
      <text:h text:style-name="P77" text:outline-level="2"/>
      <text:h text:style-name="P17" text:outline-level="2"><text:bookmark-start text:name="__RefHeading___Toc2334_1663953219"/>Klasse "Model" erweitert<text:bookmark-end text:name="__RefHeading___Toc2334_1663953219"/></text:h>
      <text:p text:style-name="P53">Die Klasse „Model“ wurde erweitert.<text:change-end text:change-id="ct123386024"/><text:change-start text:change-id="ct123385904"/> Die Klasse enthält nun die folgenden Funktionen.</text:p>
      <text:p text:style-name="P53">__construct($id = null)</text:p>
      <text:p text:style-name="P53">loadByID($id)</text:p>
      <text:p text:style-name="P53">save()</text:p>
      <text:p text:style-name="P53">fillVars($query = null)</text:p>
      <text:p text:style-name="P53">insert()</text:p>
      <text:p text:style-name="P53">update()<text:change-end text:change-id="ct123385904"/><text:change-start text:change-id="ct123386864"/></text:p>
      <text:p text:style-name="P53">delete()</text:p>
      <text:p text:style-name="P54">setID($id)</text:p>
      <text:p text:style-name="P54">getID()</text:p>
      <text:h text:style-name="P17" text:outline-level="2"><text:bookmark-start text:name="__RefHeading___Toc3301_2596892934"/>Neuer Inhaltstyp "Link zu Sprache"<text:bookmark-end text:name="__RefHeading___Toc3301_2596892934"/></text:h>
      <text:p text:style-name="P56">Der neue Inhaltstyp „Link zu Sprache“ wurde hinzugefügt. Mit diesem kann man die Startseite einer anderen Sprache im Menü verlinken. <text:span text:style-name="T42">Sofern Domain2Language Mapping verwendet wird, wird die der verlinkten Sprache zugewiesene Domain verlinkt. Ansonsten index.php?language=[Sprachcode]</text:span></text:p>
      <text:p text:style-name="P56"/>
      <text:p text:style-name="P56"><draw:frame draw:style-name="fr3" draw:name="Rahmen17" text:anchor-type="paragraph" svg:width="17.013cm" draw:z-index="27"><draw:text-box fo:min-height="7.265cm"><text:p text:style-name="Illustration"><draw:frame draw:style-name="fr2" draw:name="Bild18" text:anchor-type="as-char" svg:width="17.013cm" style:rel-width="100%" svg:height="7.265cm" style:rel-height="scale" draw:z-index="35"><draw:image xlink:href="Pictures/1000020100000367000001740FE552E731A894E4.png" xlink:type="simple" xlink:show="embed" xlink:actuate="onLoad"/></draw:frame><text:span text:style-name="T43"><text:line-break/></text:span>Abbildung <text:sequence text:ref-name="refIllustration18" text:name="Illustration" text:formula="ooow:Illustration+1" style:num-format="1">10</text:sequence>: Checkbox für Inhaltstyp "Link zu Sprache"</text:p></draw:text-box></draw:frame></text:p>
      <text:p text:style-name="P57"><draw:frame draw:style-name="fr3" draw:name="Rahmen18" text:anchor-type="paragraph" svg:width="16.113cm" draw:z-index="28"><draw:text-box fo:min-height="3.625cm"><text:p text:style-name="Illustration"><draw:frame draw:style-name="fr2" draw:name="Bild19" text:anchor-type="as-char" svg:width="16.113cm" style:rel-width="100%" svg:height="3.625cm" style:rel-height="scale" draw:z-index="36"><draw:image xlink:href="Pictures/1000020100000261000000890DB7752AB3D7BFFB.png" xlink:type="simple" xlink:show="embed" xlink:actuate="onLoad"/></draw:frame><text:span text:style-name="T43"><text:line-break/></text:span>Abbildung <text:sequence text:ref-name="refIllustration19" text:name="Illustration" text:formula="ooow:Illustration+1" style:num-format="1">11</text:sequence>: Auswahl Link zu Sprache</text:p></draw:text-box></draw:frame></text:p>
      <text:h text:style-name="P17" text:outline-level="2"><text:bookmark-start text:name="__RefHeading___Toc4820_2018969543"/>Berechtigungsabfrage für Controller-Funktionsaufrufe eingebaut<text:bookmark-end text:name="__RefHeading___Toc4820_2018969543"/></text:h>
      <text:p text:style-name="P58">Es wurde eine Berechtigungsabfrage für den Aufruf von Controller-Funktionen durch den Anwender implementiert.</text:p>
      <text:p text:style-name="P59">Die Berechtigungen können wie folgt in der Datei metadata.json eines Moduls gesetzt werden.</text:p>
      <text:p text:style-name="P58">{<text:line-break/> <text:s text:c="3"/>„controller_function_permissions“ : {</text:p>
      <text:p text:style-name="P58"><text:tab/>„MyClass::myFunction“ : „my_permission“,</text:p>
      <text:p text:style-name="P58"><text:tab/>„MyClass::otherFunction“ : „other_permission“,</text:p>
      <text:p text:style-name="P58"><text:tab/>„AnotherClass::doMagic“ : „magic_permission“</text:p>
      <text:p text:style-name="P58"><text:tab/>}<text:line-break/>}</text:p>
      <text:h text:style-name="Heading_20_2" text:outline-level="2"><text:bookmark-start text:name="__RefHeading___Toc3251_2080525123"/>Encoding auf utf8mb4 umgestellt<text:bookmark-end text:name="__RefHeading___Toc3251_2080525123"/></text:h>
      <text:p text:style-name="P60">Die Zeichenkodierung bei Neuinstallationen ist nun utf8mb4. Dies ermöglicht die Verwendung von Emojis. Utf8mb4 wird seit MySQL 5.5 unterstützt. Damit benötigt UliCMS nun mindestens MySQL 5.5. Bei einem Update wird die Zeichenkodierung in der Datenbank nicht automatisch konvertiert. <text:line-break/><text:span text:style-name="T44">Zum Update von bestehenden Datenbanken verwenden Sie das folgende UliCMS Modul:<text:line-break/></text:span><text:a xlink:type="simple" xlink:href="https://extend.ulicms.de/convert_to_utf8mb4.html" text:style-name="Internet_20_link" text:visited-style-name="Visited_20_Internet_20_Link"><text:span text:style-name="T44">https://extend.ulicms.de/convert_to_utf8mb4.html</text:span></text:a></text:p>
      <text:p text:style-name="P60"/>
      <text:h text:style-name="P3" text:outline-level="1"><text:bookmark-start text:name="__RefHeading___Toc1922_2623325145"/><text:change-end text:change-id="ct123386864"/><text:change text:change-id="ct123383504"/><text:change text:change-id="ct123383624"/><text:change text:change-id="ct123383744"/><text:change text:change-id="ct123386624"/><text:change text:change-id="ct123386744"/><text:change-start text:change-id="ct123383384"/><text:span text:style-name="T40">D</text:span><text:change-end text:change-id="ct123383384"/>urchführung der Installation<text:bookmark-end text:name="__RefHeading___Toc1922_2623325145"/></text:h>
      <text:list xml:id="list2059158124" text:style-name="L10">
        <text:list-item>
          <text:p text:style-name="P101"><text:span text:style-name="T26">E</text:span><text:span text:style-name="T25">ntpacken Sie die heruntergeladene zip-Datei.Verbinden Sie sich pe</text:span>r FTP mit dem Webserver und laden Sie den Inhalt des Ordners „ulicms“ in den Hauptordner oder einen Unterordner hoch.</text:p>
        </text:list-item>
        <text:list-item>
          <text:p text:style-name="P102">Wenn Sie UliCMS in de<text:span text:style-name="T32">m</text:span> Hauptordner hochgeladen haben, rufen Sie [www.ihredomain.de]/installer im Browser auf.</text:p>
        </text:list-item>
        <text:list-item>
          <text:p text:style-name="P102">Wenn Sie UliCMS in eine<text:span text:style-name="T32">m</text:span> Unterordner hochgeladen haben, rufen Sie [www.ihredomain.de]/[ihr-unterordner]/installer im Browser auf.<text:line-break/>Die eckigen Klammern sind Platzhalter.</text:p>
        </text:list-item>
        <text:list-item>
          <text:p text:style-name="P102">Folgen Sie den Anweisungen des Installationsassistenten.</text:p>
        </text:list-item>
        <text:list-item>
          <text:p text:style-name="P103"><text:bookmark-start text:name="__RefHeading__616_716240178"/>Löschen Sie nach erfolgreichen Abschluss der Installation den Ordner „installer“ vom Server.<text:bookmark-end text:name="__RefHeading__616_716240178"/><text:change-start text:change-id="ct122916472"/></text:p>
        </text:list-item>
      </text:list>
      <text:h text:style-name="Heading_20_1" text:outline-level="1"><text:bookmark-start text:name="__RefHeading___Toc6932_1558993862"/><text:change-end text:change-id="ct122916472"/><text:change text:change-id="ct122916592"/>Durchführung eines Upgrades<text:bookmark-end text:name="__RefHeading___Toc6932_1558993862"/></text:h>
      <text:p text:style-name="P22"><text:span text:style-name="T9">Ein Upgrade kann nur von UliCMS 2017.1</text:span><text:change text:change-id="ct122917792"/><text:change-start text:change-id="ct122917672"/><text:span text:style-name="T9">,</text:span><text:change-end text:change-id="ct122917672"/><text:span text:style-name="T11"> UliCMS 2017.2</text:span><text:span text:style-name="T9"> </text:span><text:change-start text:change-id="ct122917552"/><text:span text:style-name="T27">oder UliCMS 2017.3 </text:span><text:change-end text:change-id="ct122917552"/><text:span text:style-name="T9">auf UliCMS 2017.</text:span><text:span text:style-name="T11">3</text:span><text:span text:style-name="T9"> erfolgen. Ein Upgrade von </text:span><text:span text:style-name="T23">UliCMS 9.8.x und älteren Versionen erfordert dass Sie zuerst auf UliCMS 2017.1 aktualisieren und </text:span><text:span text:style-name="T24">anschließend</text:span><text:span text:style-name="T23"> auf UliCMS 2017.</text:span><text:span text:style-name="T11">3</text:span><text:span text:style-name="T23">.</text:span></text:p>
      <text:list xml:id="list4282692146" text:style-name="L11">
        <text:list-item>
          <text:p text:style-name="P104">Entpacken Sie das heruntergeladene Upgrade-Paket.</text:p>
        </text:list-item>
        <text:list-item>
          <text:p text:style-name="P10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3700775982211" text:continue-numbering="true" text:style-name="L11">
        <text:list-item>
          <text:p text:style-name="P110"><draw:frame draw:style-name="fr4" draw:name="Rahmen7" text:anchor-type="paragraph" svg:x="2.708cm" svg:y="-0.171cm" svg:width="6.881cm" draw:z-index="17"><draw:text-box fo:min-height="8.183cm"><text:p text:style-name="Illustration"><draw:frame draw:style-name="fr9" draw:name="Bild10" text:anchor-type="paragraph" svg:width="6.881cm" svg:height="8.183cm" style:rel-height="scale" draw:z-index="40"><draw:image xlink:href="Pictures/100002010000013D0000017980A4DBF7064F7A26.png" xlink:type="simple" xlink:show="embed" xlink:actuate="onLoad"/></draw:frame><text:change text:change-id="ct122918992"/><text:change text:change-id="ct122919232"/> Abbildung <text:sequence text:ref-name="refIllustration20" text:name="Illustration" text:formula="ooow:Illustration+1" style:num-format="1">12</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1">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2">Loggen Sie sich nun in das CMS ein, prüfen Sie, ob eine Paketquelle für diese Version von UliCMS ausgewählt ist.</text:p>
        </text:list-item>
        <text:list-item>
          <text:p text:style-name="P113">Falls Patches für UliCMS verfügbar sind, installieren Sie diese.</text:p>
        </text:list-item>
        <text:list-item>
          <text:p text:style-name="P114">Leeren Sie den Cache des CMS.</text:p>
        </text:list-item>
        <text:list-item>
          <text:p text:style-name="P115">Rufen Sie „Pakete“ auf, und merken Sie sich alle Pakete, deren Versionsnummer rot markiert ist. Installieren Sie die neuen Versionen dieser Pakete.</text:p>
        </text:list-item>
        <text:list-item>
          <text:p text:style-name="P115">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3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text:s/>Abbildung 1: Sprachenauswahl in der Gruppe<text:tab/>4</text:p>
          <text:p text:style-name="P84"><text:s/>Abbildung 2: Schnipsel Code<text:tab/>4</text:p>
          <text:p text:style-name="P84"><text:s/>Abbildung 3: Textfeld zur Filterung von HTML-Tags<text:tab/>5</text:p>
          <text:p text:style-name="P84"><text:s/>Abbildung 4: Hinweis auf fehlendes Mobile_Detect Modul<text:tab/>5</text:p>
          <text:p text:style-name="P84"><text:s/>Abbildung 5: Gruppenfilter<text:tab/>6</text:p>
          <text:p text:style-name="P84"><text:s/>Abbildung 6: Icon mit Link zur Gruppe<text:tab/>6</text:p>
          <text:p text:style-name="P84"><text:s/>Abbildung 7: Auswahl für Standardsprache<text:tab/>6</text:p>
          <text:p text:style-name="P84"><text:s/>Abbildung 8: Sprachauswahl beim Login<text:tab/>6</text:p>
          <text:p text:style-name="P84"><text:s/>Abbildung 9: Anpassbarer Linktext<text:tab/>8</text:p>
          <text:p text:style-name="P84"><text:s/>Abbildung 10: Checkbox für Inhaltstyp "Link zu Sprache"<text:tab/>10</text:p>
          <text:p text:style-name="P84"><text:s/>Abbildung 11: Auswahl Link zu Sprache<text:tab/>10</text:p>
          <text:p text:style-name="P84"><text:s/>Abbildung 12: Abbildung, setzen der Datei-Berechtigungen auf dem FTP-Server<text:tab/>13</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6"><draw:image xlink:href="Pictures/10000201000002D1000000922D0911398D36907C.png" xlink:type="simple" xlink:show="embed" xlink:actuate="onLoad"/></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8-06T11:36:59.180000200">06.08.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2H26M43S</meta:editing-duration>
    <meta:editing-cycles>855</meta:editing-cycles>
    <meta:generator>LibreOffice/5.3.4.2$Windows_x86 LibreOffice_project/f82d347ccc0be322489bf7da61d7e4ad13fe2ff3</meta:generator>
    <dc:date>2017-08-06T11:36:58.629000000</dc:date>
    <meta:document-statistic meta:table-count="0" meta:image-count="19" meta:object-count="0" meta:page-count="16" meta:paragraph-count="238" meta:word-count="2072" meta:character-count="16274" meta:non-whitespace-character-count="14474"/>
  </office:meta>
</office:document-meta>
</file>